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cm"/>
      <style:text-properties fo:color="#d4d4d4" style:font-name="Menlo" fo:font-size="7.59999990463257pt" fo:font-weight="normal" fo:background-color="#1e1e1e"/>
    </style:style>
    <style:style style:name="P2" style:family="paragraph" style:parent-style-name="Standard">
      <style:paragraph-properties style:line-height-at-least="0.4cm" fo:text-align="center" style:justify-single-word="false"/>
      <style:text-properties fo:color="#d4d4d4" style:font-name="Menlo" fo:font-size="18pt" fo:font-weight="normal" officeooo:rsid="00026d61" officeooo:paragraph-rsid="00026d61" fo:background-color="#1e1e1e" style:font-size-asian="18pt" style:font-size-complex="18pt"/>
    </style:style>
    <style:style style:name="P3" style:family="paragraph" style:parent-style-name="Standard">
      <style:paragraph-properties style:line-height-at-least="0.4cm"/>
    </style:style>
    <style:style style:name="P4" style:family="paragraph" style:parent-style-name="Standard">
      <style:paragraph-properties fo:margin-top="0cm" fo:margin-bottom="0.499cm" loext:contextual-spacing="false" style:line-height-at-least="0.4cm"/>
      <style:text-properties fo:color="#d4d4d4" style:font-name="Menlo" fo:font-size="7.59999990463257pt" fo:font-weight="normal" fo:background-color="#1e1e1e"/>
    </style:style>
    <style:style style:name="P5" style:family="paragraph" style:parent-style-name="Standard">
      <style:paragraph-properties fo:margin-top="0cm" fo:margin-bottom="0.499cm" loext:contextual-spacing="false" style:line-height-at-least="0.4cm"/>
    </style:style>
    <style:style style:name="T1" style:family="text">
      <style:text-properties fo:color="#569cd6"/>
    </style:style>
    <style:style style:name="T2" style:family="text">
      <style:text-properties fo:color="#4fc1ff"/>
    </style:style>
    <style:style style:name="T3" style:family="text">
      <style:text-properties fo:color="#4ec9b0"/>
    </style:style>
    <style:style style:name="T4" style:family="text">
      <style:text-properties fo:color="#ce9178"/>
    </style:style>
    <style:style style:name="T5" style:family="text">
      <style:text-properties fo:color="#9cdcfe"/>
    </style:style>
    <style:style style:name="T6" style:family="text">
      <style:text-properties fo:color="#b5cea8"/>
    </style:style>
    <style:style style:name="T7" style:family="text">
      <style:text-properties fo:color="#dcdcaa"/>
    </style:style>
    <style:style style:name="T8" style:family="text">
      <style:text-properties fo:color="#c586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Method POST</text:span></text:p>
      <text:p text:style-name="P1"><text:span text:style-name="T1"/></text:p>
      <text:p text:style-name="P1"><text:span text:style-name="T1">const</text:span> <text:span text:style-name="T2">req</text:span> = <text:span text:style-name="T1">new</text:span> <text:span text:style-name="T3">XMLHttpRequest</text:span>();</text:p>
      <text:p text:style-name="P1"><text:span text:style-name="T1">const</text:span> <text:span text:style-name="T2">method</text:span> = <text:span text:style-name="T4">"POST"</text:span>;</text:p>
      <text:p text:style-name="P1"><text:span text:style-name="T1">const</text:span> <text:span text:style-name="T2">url</text:span> = <text:span text:style-name="T4">'https://jsonplaceholder.typicode.com/posts/'</text:span>;</text:p>
      <text:p text:style-name="P3"/>
      <text:p text:style-name="P1"><text:span text:style-name="T1">const</text:span> <text:span text:style-name="T2">data</text:span> = {</text:p>
      <text:p text:style-name="P1"><text:span text:style-name="T5">body :</text:span> <text:span text:style-name="T4">'Bonjour'</text:span>,</text:p>
      <text:p text:style-name="P1"><text:span text:style-name="T5">title :</text:span> <text:span text:style-name="T4">'Bite cul chatte'</text:span>,</text:p>
      <text:p text:style-name="P1"><text:span text:style-name="T5">userId :</text:span> <text:span text:style-name="T6">65677567</text:span></text:p>
      <text:p text:style-name="P1">};</text:p>
      <text:p text:style-name="P5"/>
      <text:p text:style-name="P1"><text:span text:style-name="T2">req</text:span>.<text:span text:style-name="T7">open</text:span>(<text:span text:style-name="T2">method</text:span>, <text:span text:style-name="T2">url</text:span>);</text:p>
      <text:p text:style-name="P3"/>
      <text:p text:style-name="P1"><text:span text:style-name="T2">req</text:span>.<text:span text:style-name="T7">onreadystatechange</text:span> = <text:span text:style-name="T1">function</text:span>(<text:span text:style-name="T5">event</text:span>){</text:p>
      <text:p text:style-name="P1"><text:span text:style-name="T8">if</text:span>(<text:span text:style-name="T1">this</text:span>.<text:span text:style-name="T2">readyState</text:span> === <text:span text:style-name="T3">XMLHttpRequest</text:span>.<text:span text:style-name="T2">DONE</text:span>){</text:p>
      <text:p text:style-name="P1"><text:span text:style-name="T8">if</text:span>(<text:span text:style-name="T1">this</text:span>.<text:span text:style-name="T2">status</text:span> === <text:span text:style-name="T6">201</text:span>){</text:p>
      <text:p text:style-name="P1"><text:span text:style-name="T5">console</text:span>.<text:span text:style-name="T7">log</text:span>(<text:span text:style-name="T5">JSON</text:span>.<text:span text:style-name="T7">parse</text:span>(<text:span text:style-name="T1">this</text:span>.<text:span text:style-name="T2">responseText</text:span>));</text:p>
      <text:p text:style-name="P1">} <text:span text:style-name="T8">else</text:span>{</text:p>
      <text:p text:style-name="P1"><text:span text:style-name="T5">console</text:span>.<text:span text:style-name="T7">log</text:span>(<text:span text:style-name="T4">"Statut: "</text:span> + <text:span text:style-name="T1">this</text:span>.<text:span text:style-name="T2">status</text:span>);</text:p>
      <text:p text:style-name="P1">}</text:p>
      <text:p text:style-name="P1">}</text:p>
      <text:p text:style-name="P1">} </text:p>
      <text:p text:style-name="P3"/>
      <text:p text:style-name="P1"><text:span text:style-name="T2">req</text:span>.<text:span text:style-name="T7">send</text:span>(<text:span text:style-name="T2">data</text:span>);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1:03:42.367867566</meta:creation-date>
    <dc:date>2020-10-08T11:04:24.009869785</dc:date>
    <meta:editing-duration>PT41S</meta:editing-duration>
    <meta:editing-cycles>1</meta:editing-cycles>
    <meta:document-statistic meta:table-count="0" meta:image-count="0" meta:object-count="0" meta:page-count="1" meta:paragraph-count="20" meta:word-count="53" meta:character-count="438" meta:non-whitespace-character-count="404"/>
    <meta:generator>LibreOffice/6.1.0.3$MacOSX_X86_64 LibreOffice_project/efb621ed25068d70781dc026f7e9c5187a4decd1</meta:generator>
  </office:meta>
</office:document-meta>
</file>